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4.604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3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Text_20_body">
      <style:paragraph-properties fo:padding-left="0.141cm" fo:padding-right="0.141cm" fo:padding-top="0.035cm" fo:padding-bottom="0.035cm" fo:border="0.51pt solid #000000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11pt" fo:font-style="italic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6pt" fo:font-weight="bold" style:font-size-asian="6pt" style:font-weight-asian="bold" style:font-name-complex="Arial1" style:font-size-complex="11pt" style:font-weight-complex="bold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4pt" fo:font-style="italic" fo:font-weight="bold" style:font-size-asian="4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text-properties style:font-name="Arial1" fo:font-size="10.5pt" style:font-size-asian="10.5pt" style:font-name-complex="Arial1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text-properties style:font-name="Arial1" fo:font-size="9pt" style:font-size-asian="9pt" style:font-name-complex="Arial1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1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1ece99" officeooo:paragraph-rsid="001ece99" style:font-size-asian="9pt" style:font-name-complex="Arial1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officeooo:rsid="002a9b16" officeooo:paragraph-rsid="002a9b16" style:font-size-asian="10pt" style:font-name-complex="Arial1" style:font-size-complex="11pt"/>
    </style:style>
    <style:style style:name="P14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15" style:family="paragraph" style:parent-style-name="Heading_20_1">
      <style:text-properties style:text-outline="false" style:font-name="Arial1" fo:font-size="7pt" fo:font-weight="bold" style:font-size-asian="7pt" style:font-weight-asian="bold" style:font-name-complex="Arial1" style:font-size-complex="11pt" style:font-weight-complex="bold"/>
    </style:style>
    <style:style style:name="T1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" style:family="text">
      <style:text-properties fo:text-transform="uppercase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officeooo:rsid="001b3894"/>
    </style:style>
    <style:style style:name="T4" style:family="text">
      <style:text-properties officeooo:rsid="002964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EVE MENSUEL</text:p>
      <text:p text:style-name="P1"><text:span text:style-name="T1">CONCERNANT LE DECOMPTE DES JOURS </text:span><text:span text:style-name="T2">Travaillés </text:span></text:p>
      <text:p text:style-name="P2">ET LA PRISE DES JOURS DE REPOS</text:p>
      <text:p text:style-name="P4"/>
      <text:p text:style-name="P3">Salariés cadres en forfait jours</text:p>
      <text:p text:style-name="P5"/>
      <text:h text:style-name="P15" text:outline-level="1"/>
      <text:p text:style-name="P10">Nom du salarié : [tpl.username] <text:s text:c="13"/><text:tab/><text:tab/><text:tab/>Mois concerné (MM/AAAA) : [tpl.dateMY]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7">Date</text:p>
          </table:table-cell>
          <table:covered-table-cell/>
          <table:table-cell table:style-name="Tableau1.A1" office:value-type="string">
            <text:p text:style-name="P7">Jour travaillé</text:p>
          </table:table-cell>
          <table:table-cell table:style-name="Tableau1.D1" office:value-type="string">
            <text:p text:style-name="P7">Jour de repos</text:p>
          </table:table-cell>
        </table:table-row>
        <table:table-row table:style-name="Tableau1.2">
          <table:table-cell table:style-name="Tableau1.A1" office:value-type="string">
            <text:p text:style-name="P10">[ligne.#]</text:p>
          </table:table-cell>
          <table:table-cell table:style-name="Tableau1.A1" office:value-type="string">
            <text:p text:style-name="P10">[ligne.date;block=tbs:row]</text:p>
          </table:table-cell>
          <table:table-cell table:style-name="Tableau1.A1" office:value-type="string">
            <text:p text:style-name="P11">[ligne.nb_heure_presence]</text:p>
          </table:table-cell>
          <table:table-cell table:style-name="Tableau1.D1" office:value-type="string">
            <text:p text:style-name="P10">[ligne.raison]</text:p>
          </table:table-cell>
        </table:table-row>
      </table:table>
      <text:p text:style-name="P8"/>
      <text:p text:style-name="P13">NB : Dans le cas où vous ne validez pas votre relevé mensuel M avant M+10 jours maxi., cela signifie que vous êtes tout à fait d’accord sur les éléments indiqués sur le relevé. Une fois le délai passé, sa validation se fera de manière automatique.</text:p>
      <text:p text:style-name="P13"/>
      <text:p text:style-name="P13">Fiche mensuelle validée par M. [tpl.username]</text:p>
      <text:p text:style-name="P11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creator>Alexis Algoud</dc:creator>
    <dc:date>2014-11-07T14:31:43.081432025</dc:date>
    <meta:print-date>2014-01-15T14:29:00</meta:print-date>
    <meta:editing-cycles>31</meta:editing-cycles>
    <meta:editing-duration>PT1H40M34S</meta:editing-duration>
    <meta:generator>LibreOffice/4.3.3.2$Linux_X86_64 LibreOffice_project/430m0$Build-2</meta:generator>
    <meta:document-statistic meta:table-count="1" meta:image-count="0" meta:object-count="0" meta:page-count="1" meta:paragraph-count="15" meta:word-count="92" meta:character-count="604" meta:non-whitespace-character-count="508"/>
  </office:meta>
</office:document-meta>
</file>